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320000000D174554858.png"/>
  <manifest:file-entry manifest:media-type="image/png" manifest:full-path="Pictures/1000020100000200000002001D769097.png"/>
  <manifest:file-entry manifest:media-type="image/jpeg" manifest:full-path="Pictures/10000000000000EE000000FAB6704CEA29C4A741.jpg"/>
  <manifest:file-entry manifest:media-type="image/png" manifest:full-path="Pictures/1000020100000200000002005E0D4B12F3ECE789.png"/>
  <manifest:file-entry manifest:media-type="image/png" manifest:full-path="Pictures/1000020100000200000002004DD0DFC0A54C0FCC.png"/>
  <manifest:file-entry manifest:media-type="image/png" manifest:full-path="Pictures/1000020100000208000001F25428708E8EF84CB9.png"/>
  <manifest:file-entry manifest:media-type="image/png" manifest:full-path="Pictures/10000000000000E1000000E1947D41F05C20DC4E.png"/>
  <manifest:file-entry manifest:media-type="image/png" manifest:full-path="Pictures/10000000000000C8000000C8346655833A962E38.png"/>
  <manifest:file-entry manifest:media-type="image/png" manifest:full-path="Pictures/100002010000020000000200D1C4B4C3E5DE8536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draw:fill-color="#dddddd" draw:textarea-horizontal-align="justify" draw:textarea-vertical-align="middle" draw:auto-grow-height="false" fo:min-height="8.458cm" fo:min-width="8.911cm" draw:shadow="hidden" draw:shadow-offset-x="0.15cm" draw:shadow-offset-y="0.15cm" draw:shadow-opacity="50%"/>
    </style:style>
    <style:style style:name="gr2" style:family="graphic" style:parent-style-name="standard">
      <style:graphic-properties draw:stroke="none" svg:stroke-color="#000000" draw:fill="none" draw:fill-color="#ffffff" fo:min-height="0.69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968cm" fo:min-width="3.08cm" draw:shadow="visible" draw:shadow-offset-x="0.1cm" draw:shadow-offset-y="0.1cm" draw:shadow-opacity="50%"/>
    </style:style>
    <style:style style:name="gr4" style:family="graphic" style:parent-style-name="standard">
      <style:graphic-properties draw:stroke="none" svg:stroke-color="#000000" draw:fill="none" draw:fill-color="#ffffff" fo:min-height="1.135cm"/>
    </style:style>
    <style:style style:name="gr5" style:family="graphic" style:parent-style-name="standard">
      <style:graphic-properties svg:stroke-width="0.02cm" draw:marker-start="" draw:marker-start-width="0.33cm" draw:marker-end="Arrow_20_concave" draw:marker-end-width="0.33cm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97cm" fo:min-width="3.08cm" draw:shadow="visible" draw:shadow-offset-x="0.1cm" draw:shadow-offset-y="0.1cm" draw:shadow-opacity="50%"/>
    </style:style>
    <style:style style:name="gr7" style:family="graphic" style:parent-style-name="standard">
      <style:graphic-properties draw:stroke="none" svg:stroke-color="#000000" draw:fill="none" draw:fill-color="#ffffff" fo:min-height="1.111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fo:min-height="0.433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6.96cm" fo:min-width="3.056cm" draw:shadow="visible" draw:shadow-offset-x="0.1cm" draw:shadow-offset-y="0.1cm" draw:shadow-opacity="50%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035cm" svg:stroke-color="#0084d1" draw:marker-start-width="0.352cm" draw:marker-end="Arrow_20_concave" draw:marker-end-width="0.254cm" draw:fill="none" draw:textarea-horizontal-align="center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4cm" svg:stroke-color="#0084d1" draw:marker-start-width="0.42cm" draw:marker-end-width="0.42cm" draw:fill-color="#dddddd" draw:textarea-horizontal-align="justify" draw:textarea-vertical-align="middle" draw:auto-grow-height="false" fo:min-height="0.134cm" fo:min-width="0cm" fo:padding-top="0.145cm" fo:padding-bottom="0.145cm" fo:padding-left="0.27cm" fo:padding-right="0.27cm"/>
    </style:style>
    <style:style style:name="gr15" style:family="graphic" style:parent-style-name="objectwithoutfill">
      <style:graphic-properties svg:stroke-width="0.035cm" svg:stroke-color="#0084d1" draw:marker-start="Arrow_20_concave" draw:marker-start-width="0.254cm" draw:marker-end="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fo:min-height="0.407cm"/>
    </style:style>
    <style:style style:name="gr17" style:family="graphic" style:parent-style-name="standard">
      <style:graphic-properties svg:stroke-width="0.04cm" svg:stroke-color="#00ccff" draw:marker-start-width="0.42cm" draw:marker-end-width="0.42cm" draw:fill-color="#b2b2b2" draw:textarea-horizontal-align="justify" draw:textarea-vertical-align="middle" draw:auto-grow-height="false" fo:min-height="0.134cm" fo:min-width="0cm" fo:padding-top="0.145cm" fo:padding-bottom="0.145cm" fo:padding-left="0.27cm" fo:padding-right="0.27cm"/>
    </style:style>
    <style:style style:name="gr18" style:family="graphic" style:parent-style-name="objectwithoutfill">
      <style:graphic-properties svg:stroke-width="0.035cm" svg:stroke-color="#0084d1" draw:marker-start="Arrow_20_concave" draw:marker-start-width="0.25cm" draw:marker-end="Arrow_20_concave" draw:marker-end-width="0.25cm" draw:fill="none" draw:textarea-horizontal-align="center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fo:min-height="0.395cm"/>
    </style:style>
    <style:style style:name="gr20" style:family="graphic" style:parent-style-name="standard">
      <style:graphic-properties draw:fill-color="#00ccff" draw:opacity="50%" draw:textarea-horizontal-align="justify" draw:textarea-vertical-align="middle" draw:auto-grow-height="false" fo:min-height="6.96cm" fo:min-width="3.056cm" draw:shadow="visible" draw:shadow-offset-x="0.102cm" draw:shadow-offset-y="0.102cm" draw:shadow-opacity="50%"/>
    </style:style>
    <style:style style:name="gr21" style:family="graphic" style:parent-style-name="standard">
      <style:graphic-properties draw:fill="none" draw:fill-color="#00ccff" draw:opacity="50%" draw:textarea-horizontal-align="justify" draw:textarea-vertical-align="middle" draw:auto-grow-height="false" fo:min-height="6.96cm" fo:min-width="3.056cm" draw:shadow="visible" draw:shadow-offset-x="0.1cm" draw:shadow-offset-y="0.1cm" draw:shadow-opacity="50%"/>
    </style:style>
    <style:style style:name="gr22" style:family="graphic" style:parent-style-name="standard">
      <style:graphic-properties draw:stroke="none" svg:stroke-color="#000000" draw:fill="none" draw:fill-color="#ffffff" fo:min-height="1.666cm"/>
    </style:style>
    <style:style style:name="P1" style:family="paragraph">
      <style:paragraph-properties fo:text-align="center"/>
    </style:style>
    <style:style style:name="P2" style:family="paragraph">
      <style:text-properties fo:color="#6666ff" fo:font-size="16pt" fo:font-weight="bold" style:font-size-asian="18pt" style:font-size-complex="18pt"/>
    </style:style>
    <style:style style:name="P3" style:family="paragraph">
      <style:paragraph-properties fo:text-align="center"/>
      <style:text-properties fo:font-size="11pt" fo:font-weight="bold" style:font-size-asian="18pt" style:font-size-complex="18pt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style:paragraph-properties fo:text-align="center"/>
      <style:text-properties fo:font-size="10pt" fo:font-weight="normal" style:font-size-asian="18pt" style:font-size-complex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color="#000000" fo:font-family="Arial" style:font-family-generic="swiss" style:font-pitch="variable" fo:font-size="11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>
      <style:paragraph-properties fo:text-align="center"/>
      <style:text-properties fo:color="#000000" fo:font-family="Arial" style:font-family-generic="swiss" style:font-pitch="variable" fo:font-size="10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6666ff" fo:font-size="16pt" fo:font-weight="bold" style:font-size-asian="18pt" style:font-size-complex="18pt"/>
    </style:style>
    <style:style style:name="T2" style:family="text">
      <style:text-properties fo:font-size="11pt" fo:font-weight="bold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0pt" fo:font-weight="normal" style:font-size-asian="18pt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fo:font-family="Arial" style:font-family-generic="swiss" style:font-pitch="variable" fo:font-size="11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00" fo:font-family="Arial" style:font-family-generic="swiss" style:font-pitch="variable" fo:font-size="10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0" draw:id="id10" draw:layer="layout" svg:width="9.625cm" svg:height="8.922cm" svg:x="7.46cm" svg:y="0.076cm">
          <text:p/>
          <draw:enhanced-geometry svg:viewBox="0 0 21600 21600" draw:path-stretchpoint-x="10800" draw:path-stretchpoint-y="10800" draw:text-areas="?f3 ?f4 ?f5 ?f6" draw:type="round-rectangle" draw:modifiers="885.1352557807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445cm" svg:height="0.945cm" svg:x="11.055cm" svg:y="0.107cm">
          <draw:text-box>
            <text:p><text:span text:style-name="T1">RSSE</text:span></text:p>
          </draw:text-box>
        </draw:frame>
        <draw:custom-shape draw:style-name="gr3" draw:text-style-name="P1" xml:id="id7" draw:id="id7" draw:layer="layout" svg:width="3.8cm" svg:height="3.438cm" svg:x="12.69cm" svg:y="1.0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20629114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cm" svg:height="1.385cm" svg:x="12.647cm" svg:y="3.295cm">
          <draw:text-box>
            <text:p text:style-name="P1"><text:span text:style-name="T2">Similarity</text:span></text:p>
            <text:p text:style-name="P1"><text:span text:style-name="T2">Calculator</text:span></text:p>
          </draw:text-box>
        </draw:frame>
        <draw:line draw:style-name="gr5" draw:text-style-name="P1" draw:layer="layout" svg:x1="13.638cm" svg:y1="6.359cm" svg:x2="15.338cm" svg:y2="6.359cm">
          <text:p/>
        </draw:line>
        <draw:custom-shape draw:style-name="gr6" draw:text-style-name="P1" xml:id="id8" draw:id="id8" draw:layer="layout" svg:width="3.8cm" svg:height="3.44cm" svg:x="12.688cm" svg:y="5.0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20629114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4.89cm" svg:height="1.361cm" svg:x="12.178cm" svg:y="7.446cm">
          <draw:text-box>
            <text:p text:style-name="P1"><text:span text:style-name="T2">Recommendation Engine</text:span></text:p>
          </draw:text-box>
        </draw:frame>
        <draw:frame draw:style-name="gr8" draw:text-style-name="P1" draw:layer="layout" svg:width="2cm" svg:height="2cm" svg:x="13.626cm" svg:y="5.493cm">
          <draw:image xlink:href="Pictures/100002010000020000000200D1C4B4C3E5DE8536.png" xlink:type="simple" xlink:show="embed" xlink:actuate="onLoad">
            <text:p/>
          </draw:image>
        </draw:frame>
        <draw:frame draw:style-name="gr8" draw:text-style-name="P1" draw:layer="layout" svg:width="2cm" svg:height="2cm" svg:x="13.655cm" svg:y="1.191cm">
          <draw:image xlink:href="Pictures/10000000000000C8000000C8346655833A962E38.png" xlink:type="simple" xlink:show="embed" xlink:actuate="onLoad">
            <text:p/>
          </draw:image>
        </draw:frame>
        <draw:g xml:id="id1" draw:id="id1">
          <draw:frame draw:style-name="gr9" draw:text-style-name="P1" draw:layer="layout" svg:width="2cm" svg:height="2cm" svg:x="25.425cm" svg:y="3.296cm">
            <draw:image xlink:href="Pictures/10000000000000E1000000E1947D41F05C20DC4E.png" xlink:type="simple" xlink:show="embed" xlink:actuate="onLoad">
              <text:p/>
            </draw:image>
          </draw:frame>
          <draw:frame draw:style-name="gr10" draw:text-style-name="P3" draw:layer="layout" svg:width="3.12cm" svg:height="0.683cm" svg:x="24.86cm" svg:y="5.192cm">
            <draw:text-box>
              <text:p text:style-name="P1"><text:span text:style-name="T2">Developer</text:span></text:p>
            </draw:text-box>
          </draw:frame>
        </draw:g>
        <draw:custom-shape draw:style-name="gr11" draw:text-style-name="P1" xml:id="id6" draw:id="id6" draw:layer="layout" svg:width="3.8cm" svg:height="7.454cm" svg:x="7.87cm" svg:y="1.0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20629114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cm" svg:height="1.385cm" svg:x="7.788cm" svg:y="7.282cm">
          <draw:text-box>
            <text:p text:style-name="P1"><text:span text:style-name="T2">Data</text:span></text:p>
            <text:p text:style-name="P1"><text:span text:style-name="T2">Encoder</text:span></text:p>
          </draw:text-box>
        </draw:frame>
        <draw:frame draw:style-name="gr12" draw:text-style-name="P1" draw:layer="layout" svg:width="2cm" svg:height="1.91cm" svg:x="8.74cm" svg:y="2.334cm">
          <draw:image xlink:href="Pictures/1000020100000208000001F25428708E8EF84CB9.png" xlink:type="simple" xlink:show="embed" xlink:actuate="onLoad">
            <text:p/>
          </draw:image>
        </draw:frame>
        <draw:frame draw:style-name="gr8" draw:text-style-name="P1" draw:layer="layout" svg:width="3.4cm" svg:height="3.4cm" svg:x="8.032cm" svg:y="3.932cm">
          <draw:image xlink:href="Pictures/1000020100000200000002004DD0DFC0A54C0FCC.png" xlink:type="simple" xlink:show="embed" xlink:actuate="onLoad">
            <text:p/>
          </draw:image>
        </draw:frame>
        <draw:connector draw:style-name="gr13" draw:text-style-name="P1" draw:layer="layout" draw:type="curve" svg:x1="26.42cm" svg:y1="3.296cm" svg:x2="22.42cm" svg:y2="1.612cm" draw:start-shape="id1" draw:start-glue-point="0" draw:end-shape="id2" draw:end-glue-point="1" svg:d="M26420 3296c0-1123-1333-1684-4000-1684">
          <text:p/>
        </draw:connector>
        <draw:connector draw:style-name="gr13" draw:text-style-name="P1" draw:layer="layout" draw:type="line" svg:x1="2.157cm" svg:y1="4.537cm" svg:x2="3.221cm" svg:y2="4.538cm" draw:start-shape="id3" draw:start-glue-point="1" draw:end-shape="id4" draw:end-glue-point="3" svg:d="M2157 4537l1064 1">
          <text:p/>
        </draw:connector>
        <draw:custom-shape draw:style-name="gr14" draw:text-style-name="P4" draw:layer="layout" svg:width="0.6cm" svg:height="0.6cm" svg:x="-3cm" svg:y="3.4cm">
          <text:p text:style-name="P1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26.42cm" svg:y1="5.875cm" svg:x2="24.7cm" svg:y2="7.688cm" draw:start-shape="id1" draw:end-shape="id5" draw:end-glue-point="1" svg:d="M26420 5875c0 1209-573 1813-1720 1813">
          <text:p/>
        </draw:connector>
        <draw:g xml:id="id9" draw:id="id9">
          <draw:frame draw:style-name="gr16" draw:text-style-name="P5" draw:layer="layout" svg:width="2.5cm" svg:height="0.657cm" svg:x="19cm" svg:y="7.995cm">
            <draw:text-box>
              <text:p text:style-name="P1"><text:span text:style-name="T4">Ranked list</text:span></text:p>
            </draw:text-box>
          </draw:frame>
          <draw:frame draw:style-name="gr8" draw:text-style-name="P1" draw:layer="layout" svg:width="1.2cm" svg:height="1.2cm" svg:x="19.641cm" svg:y="6.734cm">
            <draw:image xlink:href="Pictures/1000020100000200000002005E0D4B12F3ECE789.png" xlink:type="simple" xlink:show="embed" xlink:actuate="onLoad">
              <text:p/>
            </draw:image>
          </draw:frame>
        </draw:g>
        <draw:custom-shape draw:style-name="gr17" draw:text-style-name="P4" draw:layer="layout" svg:width="0.6cm" svg:height="0.6cm" svg:x="20.9cm" svg:y="10.4cm">
          <text:p text:style-name="P1"><text:span text:style-name="T3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11.67cm" svg:y1="4.761cm" svg:x2="12.69cm" svg:y2="2.733cm" draw:start-shape="id6" draw:start-glue-point="1" draw:end-shape="id7" draw:end-glue-point="3" svg:d="M11670 4761l1020-2028">
          <text:p/>
        </draw:connector>
        <draw:connector draw:style-name="gr18" draw:text-style-name="P1" draw:layer="layout" draw:type="line" svg:x1="11.67cm" svg:y1="4.761cm" svg:x2="12.688cm" svg:y2="6.791cm" draw:start-shape="id6" draw:end-shape="id8" svg:d="M11670 4761l1018 2030">
          <text:p/>
        </draw:connector>
        <draw:connector draw:style-name="gr13" draw:text-style-name="P1" draw:layer="layout" draw:type="curve" svg:x1="20.4cm" svg:y1="1.612cm" svg:x2="16.49cm" svg:y2="2.733cm" draw:start-shape="id2" draw:start-glue-point="3" draw:end-shape="id7" draw:end-glue-point="1" svg:d="M20400 1612c-2856 0-901 1121-3910 1121">
          <text:p/>
        </draw:connector>
        <draw:connector draw:style-name="gr15" draw:text-style-name="P1" draw:layer="layout" draw:type="curve" svg:x1="19cm" svg:y1="7.693cm" svg:x2="16.488cm" svg:y2="6.791cm" draw:start-shape="id9" draw:end-shape="id8" draw:end-glue-point="1" svg:d="M19000 7693c-1807 0-552-902-2512-902">
          <text:p/>
        </draw:connector>
        <draw:custom-shape draw:style-name="gr17" draw:text-style-name="P4" draw:layer="layout" svg:width="0.6cm" svg:height="0.6cm" svg:x="19.4cm" svg:y="10.4cm">
          <text:p text:style-name="P1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frame draw:style-name="gr19" draw:text-style-name="P5" draw:layer="layout" svg:width="2.02cm" svg:height="0.645cm" svg:x="20.4cm" svg:y="1.827cm">
            <draw:text-box>
              <text:p text:style-name="P1"><text:span text:style-name="T4">Query</text:span></text:p>
            </draw:text-box>
          </draw:frame>
          <draw:frame draw:style-name="gr8" draw:text-style-name="P1" draw:layer="layout" svg:width="1cm" svg:height="1.05cm" svg:x="20.9cm" svg:y="0.752cm">
            <draw:image xlink:href="Pictures/10000000000000EE000000FAB6704CEA29C4A741.jpg" xlink:type="simple" xlink:show="embed" xlink:actuate="onLoad">
              <text:p/>
            </draw:image>
          </draw:frame>
        </draw:g>
        <draw:custom-shape draw:style-name="gr20" draw:text-style-name="P6" xml:id="id5" draw:id="id5" draw:layer="layout" svg:width="2cm" svg:height="2.855cm" svg:x="22.7cm" svg:y="6.2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20629114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22.7cm" svg:y1="7.688cm" svg:x2="21.5cm" svg:y2="7.693cm" draw:start-shape="id5" draw:end-shape="id9" draw:end-glue-point="1" svg:d="M22700 7688c-900 0-300 5-1200 5">
          <text:p/>
        </draw:connector>
        <draw:connector draw:style-name="gr13" draw:text-style-name="P1" draw:layer="layout" draw:type="line" svg:x1="5.9cm" svg:y1="4.538cm" svg:x2="7.46cm" svg:y2="4.537cm" draw:start-shape="id4" draw:end-shape="id10" draw:end-glue-point="3" svg:d="M5900 4538l1560-1">
          <text:p/>
        </draw:connector>
        <draw:g xml:id="id3" draw:id="id3">
          <draw:frame draw:style-name="gr8" draw:text-style-name="P1" draw:layer="layout" svg:width="1.639cm" svg:height="1.636cm" svg:x="0.316cm" svg:y="3.394cm">
            <draw:image xlink:href="Pictures/1000020100000200000002001D769097.png" xlink:type="simple" xlink:show="embed" xlink:actuate="onLoad">
              <text:p/>
            </draw:image>
          </draw:frame>
          <draw:frame draw:style-name="gr8" draw:text-style-name="P1" draw:layer="layout" svg:width="2.032cm" svg:height="0.523cm" svg:x="0.125cm" svg:y="5.157cm">
            <draw:image xlink:href="Pictures/1000020100000320000000D174554858.png" xlink:type="simple" xlink:show="embed" xlink:actuate="onLoad">
              <text:p/>
            </draw:image>
          </draw:frame>
        </draw:g>
        <draw:g xml:id="id4" draw:id="id4">
          <draw:custom-shape draw:style-name="gr21" draw:text-style-name="P1" draw:layer="layout" svg:width="2.679cm" svg:height="8.828cm" svg:x="3.221cm" svg:y="0.124cm">
            <text:p text:style-name="P1"><text:span text:style-name="T5"/></text:p>
            <text:p text:style-name="P1"><text:span text:style-name="T5"/></text:p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2375.420629114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7" draw:layer="layout" svg:width="5.848cm" svg:height="1.916cm" draw:transform="rotate (1.57306525482219) translate (3.584cm 7.5cm)">
            <draw:text-box>
              <text:p text:style-name="P1"><text:span text:style-name="T6"/></text:p>
              <text:p text:style-name="P1"><text:span text:style-name="T6">Countermeasures to adversarial attacks</text:span></text:p>
            </draw:text-box>
          </draw:frame>
        </draw:g>
        <draw:frame draw:style-name="gr22" draw:text-style-name="P8" draw:layer="layout" svg:width="2.461cm" svg:height="1.916cm" draw:transform="rotate (0.0050614548307826) translate (22.535cm 6.931cm)">
          <draw:text-box>
            <text:p text:style-name="P1"><text:span text:style-name="T7"/></text:p>
            <text:p text:style-name="P1"><text:span text:style-name="T7">Defusing</text:span></text:p>
            <text:p text:style-name="P1"><text:span text:style-name="T7">bia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9.1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uong Nguyen</meta:initial-creator>
    <meta:creation-date>2017-08-24T11:24:14.03</meta:creation-date>
    <dc:date>2023-12-29T09:59:39</dc:date>
    <meta:editing-duration>P4DT19H49M8S</meta:editing-duration>
    <meta:editing-cycles>237</meta:editing-cycles>
    <meta:generator>OpenOffice/4.1.11$Unix OpenOffice.org_project/4111m1$Build-9808</meta:generator>
    <dc:creator>Phuong Nguyen</dc:creator>
    <meta:document-statistic meta:object-count="42"/>
  </office:meta>
</office:document-meta>
</file>